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5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1cm" svg:height="3.8cm" svg:x="1.6cm" svg:y="2.1cm">
          <text:p text:style-name="P1">Member</text:p>
          <draw:enhanced-geometry svg:viewBox="0 0 21600 21600" draw:type="rectangle" draw:enhanced-path="M 0 0 L 21600 0 21600 21600 0 21600 0 0 Z N"/>
        </draw:custom-shape>
        <draw:frame draw:style-name="gr2" draw:layer="layout" svg:width="1.738cm" svg:height="0.962cm" svg:x="5.7cm" svg:y="11.138cm">
          <draw:text-box>
            <text:p>1</text:p>
          </draw:text-box>
        </draw:frame>
        <draw:frame draw:style-name="gr3" draw:layer="layout" svg:width="0.853cm" svg:height="0.962cm" svg:x="16.047cm" svg:y="2.838cm">
          <draw:text-box>
            <text:p>1</text:p>
          </draw:text-box>
        </draw:frame>
        <draw:frame draw:style-name="gr4" draw:layer="layout" svg:width="2.2cm" svg:height="1.062cm" svg:x="22cm" svg:y="5.038cm">
          <draw:text-box>
            <text:p>1...*</text:p>
          </draw:text-box>
        </draw:frame>
        <draw:frame draw:style-name="gr4" draw:layer="layout" svg:width="2.453cm" svg:height="1.062cm" svg:x="15.847cm" svg:y="10.438cm">
          <draw:text-box>
            <text:p>1...*</text:p>
          </draw:text-box>
        </draw:frame>
        <draw:custom-shape draw:style-name="gr1" draw:text-style-name="P1" xml:id="id3" draw:id="id3" draw:layer="layout" svg:width="4.1cm" svg:height="3.8cm" svg:x="20.3cm" svg:y="6.2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cm" svg:height="3.8cm" svg:x="11.6cm" svg:y="2.1cm">
          <text:p text:style-name="P1">Parent-</text:p>
          <text:p text:style-name="P1">Memb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1cm" svg:height="3.8cm" svg:x="11.6cm" svg:y="10.3cm">
          <text:p text:style-name="P1">Invo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1cm" svg:height="3.8cm" svg:x="1.6cm" svg:y="10.3cm">
          <text:p text:style-name="P1">Pric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7cm" svg:y1="12.2cm" svg:x2="11.6cm" svg:y2="12.2cm" draw:start-shape="id1" draw:start-glue-point="1" draw:end-shape="id2" draw:end-glue-point="3" svg:d="M5700 12200h5900" svg:viewBox="0 0 5901 1">
          <text:p/>
        </draw:connector>
        <draw:connector draw:style-name="gr5" draw:text-style-name="P1" draw:layer="layout" draw:type="line" svg:x1="22.35cm" svg:y1="6.2cm" svg:x2="15.7cm" svg:y2="4cm" draw:start-shape="id3" draw:start-glue-point="0" draw:end-shape="id4" draw:end-glue-point="1" svg:d="M22350 6200l-6650-2200" svg:viewBox="0 0 6651 2201">
          <text:p/>
        </draw:connector>
        <draw:connector draw:style-name="gr5" draw:text-style-name="P1" draw:layer="layout" draw:type="line" svg:x1="15.7cm" svg:y1="12.2cm" svg:x2="22.35cm" svg:y2="10cm" draw:start-shape="id2" draw:start-glue-point="1" draw:end-shape="id3" draw:end-glue-point="2" svg:d="M15700 12200l6650-2200" svg:viewBox="0 0 6651 2201">
          <text:p/>
        </draw:connector>
        <draw:frame draw:style-name="gr6" draw:layer="layout" svg:width="2cm" svg:height="0.962cm" svg:x="9.3cm" svg:y="11cm">
          <draw:text-box>
            <text:p>1...*</text:p>
          </draw:text-box>
        </draw:frame>
        <draw:connector draw:style-name="gr5" draw:text-style-name="P1" draw:layer="layout" draw:type="line" svg:x1="5.7cm" svg:y1="4cm" svg:x2="11.6cm" svg:y2="4cm" draw:start-shape="id5" draw:start-glue-point="1" draw:end-shape="id4" draw:end-glue-point="3" svg:d="M5700 4000h5900" svg:viewBox="0 0 5901 1">
          <text:p/>
        </draw:connector>
        <draw:frame draw:style-name="gr6" draw:layer="layout" svg:width="2.653cm" svg:height="0.962cm" svg:x="5.847cm" svg:y="2.9cm">
          <draw:text-box>
            <text:p>1...*</text:p>
          </draw:text-box>
        </draw:frame>
        <draw:frame draw:style-name="gr3" draw:layer="layout" svg:width="0.853cm" svg:height="0.962cm" svg:x="19.147cm" svg:y="9.638cm">
          <draw:text-box>
            <text:p>1</text:p>
          </draw:text-box>
        </draw:frame>
        <draw:frame draw:style-name="gr3" draw:layer="layout" svg:width="0.853cm" svg:height="0.962cm" svg:x="10.547cm" svg:y="2.9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7:30:19.812000000</meta:creation-date>
    <dc:date>2014-12-05T17:21:27.047000000</dc:date>
    <meta:editing-duration>PT45M7S</meta:editing-duration>
    <meta:editing-cycles>5</meta:editing-cycles>
    <meta:generator>LibreOffice/4.3.1.2$Windows_x86 LibreOffice_project/958349dc3b25111dbca392fbc281a05559ef6848</meta:generator>
    <meta:document-statistic meta:object-count="17"/>
  </office:meta>
</office:document-meta>
</file>